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rand titr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rand sous-tit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L’effet petit monde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>Lorem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ffet du petit mond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psu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ffets du petit mond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ol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artie 2 : Les graphe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es graphes orienté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es graphes orientés (2/2)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es graphes orientés (suite)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artie 3 : les ensemble et les liste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es ensemble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es liste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15:50:15.458536682</meta:creation-date>
    <dc:date>2017-05-30T18:21:01.968979736</dc:date>
    <meta:editing-duration>PT2H30M45S</meta:editing-duration>
    <meta:editing-cycles>5</meta:editing-cycles>
    <meta:generator>LibreOffice/5.1.6.2$Linux_X86_64 LibreOffice_project/10m0$Build-2</meta:generator>
    <meta:document-statistic meta:object-count="65"/>
  </office:meta>
</office:document-meta>
</file>